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2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6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6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17" style:family="paragraph" style:parent-style-name="Table_20_Contents">
      <style:text-properties officeooo:rsid="001bfdc6" officeooo:paragraph-rsid="001bfdc6"/>
    </style:style>
    <style:style style:name="P18" style:family="paragraph" style:parent-style-name="Table_20_Contents">
      <style:text-properties officeooo:rsid="001ce5eb" officeooo:paragraph-rsid="001ce5eb"/>
    </style:style>
    <style:style style:name="P19" style:family="paragraph" style:parent-style-name="Table_20_Contents">
      <style:text-properties officeooo:rsid="0020e66a" officeooo:paragraph-rsid="0020e66a"/>
    </style:style>
    <style:style style:name="P20" style:family="paragraph" style:parent-style-name="Table_20_Contents">
      <style:text-properties officeooo:rsid="0020e66a" officeooo:paragraph-rsid="002f44c1"/>
    </style:style>
    <style:style style:name="P21" style:family="paragraph" style:parent-style-name="Table_20_Contents">
      <style:text-properties officeooo:paragraph-rsid="001ce5eb"/>
    </style:style>
    <style:style style:name="P22" style:family="paragraph" style:parent-style-name="Table_20_Contents">
      <style:text-properties officeooo:rsid="001ce5eb" officeooo:paragraph-rsid="001ce5eb" fo:background-color="transparent"/>
    </style:style>
    <style:style style:name="P23" style:family="paragraph" style:parent-style-name="Table_20_Contents">
      <style:text-properties officeooo:rsid="002bb31e" officeooo:paragraph-rsid="002bb31e"/>
    </style:style>
    <style:style style:name="P24" style:family="paragraph" style:parent-style-name="Table_20_Contents">
      <style:text-properties officeooo:rsid="002c1bbf" officeooo:paragraph-rsid="002c1bbf"/>
    </style:style>
    <style:style style:name="P25" style:family="paragraph" style:parent-style-name="Table_20_Contents">
      <style:text-properties officeooo:rsid="002da303" officeooo:paragraph-rsid="002da303"/>
    </style:style>
    <style:style style:name="P26" style:family="paragraph" style:parent-style-name="Table_20_Contents">
      <style:text-properties officeooo:rsid="002da303" officeooo:paragraph-rsid="0020e66a"/>
    </style:style>
    <style:style style:name="P27" style:family="paragraph" style:parent-style-name="Table_20_Contents">
      <style:text-properties officeooo:rsid="002f44c1" officeooo:paragraph-rsid="002f44c1"/>
    </style:style>
    <style:style style:name="P28" style:family="paragraph" style:parent-style-name="Table_20_Contents">
      <style:text-properties officeooo:rsid="00327015" officeooo:paragraph-rsid="00327015"/>
    </style:style>
    <style:style style:name="P29" style:family="paragraph" style:parent-style-name="Table_20_Contents">
      <style:text-properties officeooo:rsid="003355a3" officeooo:paragraph-rsid="003355a3"/>
    </style:style>
    <style:style style:name="P30" style:family="paragraph" style:parent-style-name="Table_20_Contents">
      <style:text-properties officeooo:rsid="003547a5" officeooo:paragraph-rsid="003547a5"/>
    </style:style>
    <style:style style:name="P31" style:family="paragraph" style:parent-style-name="Standard">
      <style:text-properties officeooo:rsid="001bfdc6" officeooo:paragraph-rsid="001bfdc6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3547a5" officeooo:paragraph-rsid="0039d37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3547a5" officeooo:paragraph-rsid="003d3227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3547a5" officeooo:paragraph-rsid="003e058c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2da303" officeooo:paragraph-rsid="003d3227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2da303" officeooo:paragraph-rsid="003e058c" style:font-weight-asian="bold" style:font-weight-complex="bold"/>
    </style:style>
    <style:style style:name="P40" style:family="paragraph" style:parent-style-name="Table_20_Contents">
      <style:text-properties officeooo:rsid="002da303" officeooo:paragraph-rsid="002da303"/>
    </style:style>
    <style:style style:name="P41" style:family="paragraph" style:parent-style-name="Table_20_Contents">
      <style:text-properties officeooo:rsid="002da303" officeooo:paragraph-rsid="0039d373"/>
    </style:style>
    <style:style style:name="P42" style:family="paragraph" style:parent-style-name="Table_20_Contents">
      <style:text-properties officeooo:rsid="002da303" officeooo:paragraph-rsid="003d3227"/>
    </style:style>
    <style:style style:name="P43" style:family="paragraph" style:parent-style-name="Table_20_Contents">
      <style:text-properties officeooo:rsid="002da303" officeooo:paragraph-rsid="003e058c"/>
    </style:style>
    <style:style style:name="P44" style:family="paragraph" style:parent-style-name="Table_20_Contents">
      <style:text-properties officeooo:rsid="00327015" officeooo:paragraph-rsid="0039d373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3227"/>
    </style:style>
    <style:style style:name="T17" style:family="text">
      <style:text-properties officeooo:rsid="003d7581"/>
    </style:style>
    <style:style style:name="T18" style:family="text">
      <style:text-properties officeooo:rsid="003e05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17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17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17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17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18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18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19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19">Andrea</text:p>
          </table:table-cell>
        </table:table-row>
        <table:table-row>
          <table:table-cell table:style-name="Tabella1.A8" office:value-type="string">
            <text:p text:style-name="P16">7</text:p>
          </table:table-cell>
          <table:table-cell table:style-name="Tabella1.A8" office:value-type="string">
            <text:p text:style-name="P22">Doodle for second weekly meeting</text:p>
          </table:table-cell>
          <table:table-cell table:style-name="Tabella1.A8" office:value-type="string">
            <text:p text:style-name="P15">08/11/2013</text:p>
          </table:table-cell>
          <table:table-cell table:style-name="Tabella1.D8" office:value-type="string">
            <text:p text:style-name="P22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18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17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18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18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17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17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17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17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17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17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17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17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19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19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19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19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18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18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19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19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18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18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18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23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29" office:value-type="string">
            <text:p text:style-name="P8">28</text:p>
          </table:table-cell>
          <table:table-cell table:style-name="Tabella1.A29" office:value-type="string">
            <text:p text:style-name="P17">Modify Design Documentation following feedback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17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29" office:value-type="string">
            <text:p text:style-name="P8">29</text:p>
          </table:table-cell>
          <table:table-cell table:style-name="Tabella1.A29" office:value-type="string">
            <text:p text:style-name="P17">Reply to the comment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17">People in charge of the document</text:p>
          </table:table-cell>
        </table:table-row>
        <text:soft-page-break/>
        <table:table-row>
          <table:table-cell table:style-name="Tabella1.A29" office:value-type="string">
            <text:p text:style-name="P8">30</text:p>
          </table:table-cell>
          <table:table-cell table:style-name="Tabella1.A29" office:value-type="string">
            <text:p text:style-name="P17">Modify Requirements Documentation following feedbacks 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17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23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3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23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23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23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23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24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24">Andrea</text:p>
          </table:table-cell>
        </table:table-row>
        <table:table-row>
          <table:table-cell table:style-name="Tabella1.A8" office:value-type="string">
            <text:p text:style-name="P13">37</text:p>
          </table:table-cell>
          <table:table-cell table:style-name="Tabella1.A8" office:value-type="string">
            <text:p text:style-name="P29">Group Meeting</text:p>
          </table:table-cell>
          <table:table-cell table:style-name="Tabella1.A8" office:value-type="string">
            <text:p text:style-name="P13">12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24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29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18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3">40</text:p>
          </table:table-cell>
          <table:table-cell table:style-name="Tabella1.A8" office:value-type="string">
            <text:p text:style-name="P18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25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25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25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25">Andrea</text:p>
          </table:table-cell>
        </table:table-row>
        <table:table-row>
          <table:table-cell table:style-name="Tabella1.A8" office:value-type="string">
            <text:p text:style-name="P13">43</text:p>
          </table:table-cell>
          <table:table-cell table:style-name="Tabella1.A8" office:value-type="string">
            <text:p text:style-name="P29">Managing Meeting</text:p>
          </table:table-cell>
          <table:table-cell table:style-name="Tabella1.A8" office:value-type="string">
            <text:p text:style-name="P13">13/11/2013</text:p>
          </table:table-cell>
          <table:table-cell table:style-name="Tabella1.D8" office:value-type="string">
            <text:p text:style-name="P29">Andrea + Dzana</text:p>
          </table:table-cell>
        </table:table-row>
        <table:table-row>
          <table:table-cell table:style-name="Tabella1.A8" office:value-type="string">
            <text:p text:style-name="P13">44</text:p>
          </table:table-cell>
          <table:table-cell table:style-name="Tabella1.A8" office:value-type="string">
            <text:p text:style-name="P17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17">Dzana <text:span text:style-name="T8">+ </text:span>Nikola <text:span text:style-name="T8">+</text:span> Miraldi</text:p>
          </table:table-cell>
        </table:table-row>
        <table:table-row>
          <table:table-cell table:style-name="Tabella1.A29" office:value-type="string">
            <text:p text:style-name="P13">45</text:p>
          </table:table-cell>
          <table:table-cell table:style-name="Tabella1.A29" office:value-type="string">
            <text:p text:style-name="P17">Think about test classes</text:p>
          </table:table-cell>
          <table:table-cell table:style-name="Tabella1.A29" office:value-type="string">
            <text:p text:style-name="P2">14/11/2013</text:p>
          </table:table-cell>
          <table:table-cell table:style-name="Tabella1.D29" office:value-type="string">
            <text:p text:style-name="P17">All</text:p>
          </table:table-cell>
        </table:table-row>
        <table:table-row>
          <table:table-cell table:style-name="Tabella1.A25" office:value-type="string">
            <text:p text:style-name="P13">46</text:p>
          </table:table-cell>
          <table:table-cell table:style-name="Tabella1.A25" office:value-type="string">
            <text:p text:style-name="P25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3">47</text:p>
          </table:table-cell>
          <table:table-cell table:style-name="Tabella1.A8" office:value-type="string">
            <text:p text:style-name="P20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1">15/11/2013</text:p>
          </table:table-cell>
          <table:table-cell table:style-name="Tabella1.D8" office:value-type="string">
            <text:p text:style-name="P27">Ghazaleh</text:p>
          </table:table-cell>
        </table:table-row>
        <table:table-row>
          <table:table-cell table:style-name="Tabella1.A25" office:value-type="string">
            <text:p text:style-name="P13">48</text:p>
          </table:table-cell>
          <table:table-cell table:style-name="Tabella1.A25" office:value-type="string">
            <text:p text:style-name="P28">Deliver Flowcharts about algorithms</text:p>
          </table:table-cell>
          <table:table-cell table:style-name="Tabella1.A25" office:value-type="string">
            <text:p text:style-name="P12">15/11/2013</text:p>
          </table:table-cell>
          <table:table-cell table:style-name="Tabella1.D25" office:value-type="string">
            <text:p text:style-name="P28">Ghazaleh</text:p>
          </table:table-cell>
        </table:table-row>
        <table:table-row>
          <table:table-cell table:style-name="Tabella1.A29" office:value-type="string">
            <text:p text:style-name="P13">49</text:p>
          </table:table-cell>
          <table:table-cell table:style-name="Tabella1.A29" office:value-type="string">
            <text:p text:style-name="P25">Think about tests on Parser</text:p>
          </table:table-cell>
          <table:table-cell table:style-name="Tabella1.A29" office:value-type="string">
            <text:p text:style-name="P10">15/11/2013</text:p>
          </table:table-cell>
          <table:table-cell table:style-name="Tabella1.D29" office:value-type="string">
            <text:p text:style-name="P26">Miraldi</text:p>
          </table:table-cell>
        </table:table-row>
        <table:table-row>
          <table:table-cell table:style-name="Tabella1.A8" office:value-type="string">
            <text:p text:style-name="P13">50</text:p>
          </table:table-cell>
          <table:table-cell table:style-name="Tabella1.A8" office:value-type="string">
            <text:p text:style-name="P29">Deliver First Implementation of DAO</text:p>
          </table:table-cell>
          <table:table-cell table:style-name="Tabella1.A8" office:value-type="string">
            <text:p text:style-name="P13">17/11/2013</text:p>
          </table:table-cell>
          <table:table-cell table:style-name="Tabella1.D8" office:value-type="string">
            <text:p text:style-name="P29">Jorn + Marko</text:p>
          </table:table-cell>
        </table:table-row>
        <table:table-row>
          <table:table-cell table:style-name="Tabella1.A8" office:value-type="string">
            <text:p text:style-name="P13">51</text:p>
          </table:table-cell>
          <table:table-cell table:style-name="Tabella1.A8" office:value-type="string">
            <text:p text:style-name="P25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5">Andrea + Lorenzo</text:p>
          </table:table-cell>
        </table:table-row>
        <table:table-row>
          <table:table-cell table:style-name="Tabella1.A8" office:value-type="string">
            <text:p text:style-name="P13">52</text:p>
          </table:table-cell>
          <table:table-cell table:style-name="Tabella1.A8" office:value-type="string">
            <text:p text:style-name="P17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29" office:value-type="string">
            <text:p text:style-name="P13">53</text:p>
          </table:table-cell>
          <table:table-cell table:style-name="Tabella1.A29" office:value-type="string">
            <text:p text:style-name="P17">Give feedbacks about requirements documentatiom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13">54</text:p>
          </table:table-cell>
          <table:table-cell table:style-name="Tabella1.A8" office:value-type="string">
            <text:p text:style-name="P17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29" office:value-type="string">
            <text:p text:style-name="P13">55</text:p>
          </table:table-cell>
          <table:table-cell table:style-name="Tabella1.A29" office:value-type="string">
            <text:p text:style-name="P17">Give feedbacks about Design Documentation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17">All</text:p>
          </table:table-cell>
        </table:table-row>
        <table:table-row>
          <table:table-cell table:style-name="Tabella1.A29" office:value-type="string">
            <text:p text:style-name="P13">56</text:p>
          </table:table-cell>
          <table:table-cell table:style-name="Tabella1.A29" office:value-type="string">
            <text:p text:style-name="P25">Fix Design Document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25">Andrea + Lorenzo</text:p>
          </table:table-cell>
        </table:table-row>
        <table:table-row>
          <table:table-cell table:style-name="Tabella1.A29" office:value-type="string">
            <text:p text:style-name="P14">57</text:p>
          </table:table-cell>
          <table:table-cell table:style-name="Tabella1.A29" office:value-type="string">
            <text:p text:style-name="P30">Update Mockups</text:p>
          </table:table-cell>
          <table:table-cell table:style-name="Tabella1.A29" office:value-type="string">
            <text:p text:style-name="P14">17/11/2013</text:p>
          </table:table-cell>
          <table:table-cell table:style-name="Tabella1.D29" office:value-type="string">
            <text:p text:style-name="P30">Nikola</text:p>
          </table:table-cell>
        </table:table-row>
        <table:table-row>
          <table:table-cell table:style-name="Tabella1.A8" office:value-type="string">
            <text:p text:style-name="P13">5<text:span text:style-name="T14">8</text:span></text:p>
          </table:table-cell>
          <table:table-cell table:style-name="Tabella1.A8" office:value-type="string">
            <text:p text:style-name="P25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5">All</text:p>
          </table:table-cell>
        </table:table-row>
        <table:table-row>
          <table:table-cell table:style-name="Tabella1.A60" office:value-type="string">
            <text:p text:style-name="P13">5<text:span text:style-name="T14">9</text:span></text:p>
          </table:table-cell>
          <table:table-cell table:style-name="Tabella1.A60" office:value-type="string">
            <text:p text:style-name="P25">Summary Week Report</text:p>
          </table:table-cell>
          <table:table-cell table:style-name="Tabella1.A60" office:value-type="string">
            <text:p text:style-name="P10">18/11/2013</text:p>
          </table:table-cell>
          <table:table-cell table:style-name="Tabella1.D60" office:value-type="string">
            <text:p text:style-name="P25">Andrea</text:p>
          </table:table-cell>
        </table:table-row>
        <table:table-row>
          <table:table-cell table:style-name="Tabella1.A60" office:value-type="string">
            <text:p text:style-name="P14">60</text:p>
          </table:table-cell>
          <table:table-cell table:style-name="Tabella1.A60" office:value-type="string">
            <text:p text:style-name="P25">Start testing Parser</text:p>
          </table:table-cell>
          <table:table-cell table:style-name="Tabella1.A60" office:value-type="string">
            <text:p text:style-name="P10">18/11/2013</text:p>
          </table:table-cell>
          <table:table-cell table:style-name="Tabella1.D60" office:value-type="string">
            <text:p text:style-name="P25">Miraldi</text:p>
          </table:table-cell>
        </table:table-row>
        <table:table-row>
          <table:table-cell table:style-name="Tabella1.A60" office:value-type="string">
            <text:p text:style-name="P33"><text:span text:style-name="T15">61</text:span></text:p>
          </table:table-cell>
          <table:table-cell table:style-name="Tabella1.A60" office:value-type="string">
            <text:p text:style-name="P41"><text:span text:style-name="T15">Meeting Agenda</text:span></text:p>
          </table:table-cell>
          <table:table-cell table:style-name="Tabella1.A60" office:value-type="string">
            <text:p text:style-name="P37"><text:span text:style-name="T15">18/11/2013</text:span></text:p>
          </table:table-cell>
          <table:table-cell table:style-name="Tabella1.D60" office:value-type="string">
            <text:p text:style-name="P41"><text:span text:style-name="T15">Andrea</text:span></text:p>
          </table:table-cell>
        </table:table-row>
        <table:table-row>
          <table:table-cell table:style-name="Tabella1.A60" office:value-type="string">
            <text:p text:style-name="P33"><text:span text:style-name="T15">62</text:span></text:p>
          </table:table-cell>
          <table:table-cell table:style-name="Tabella1.A60" office:value-type="string">
            <text:p text:style-name="P41"><text:span text:style-name="T15">Group Meeting</text:span></text:p>
          </table:table-cell>
          <table:table-cell table:style-name="Tabella1.A60" office:value-type="string">
            <text:p text:style-name="P37"><text:span text:style-name="T15">18/11/2013</text:span></text:p>
          </table:table-cell>
          <table:table-cell table:style-name="Tabella1.D60" office:value-type="string">
            <text:p text:style-name="P41"><text:span text:style-name="T15">All</text:span></text:p>
          </table:table-cell>
        </table:table-row>
        <text:soft-page-break/>
        <table:table-row>
          <table:table-cell table:style-name="Tabella1.A60" office:value-type="string">
            <text:p text:style-name="P33"><text:span text:style-name="T15">63</text:span></text:p>
          </table:table-cell>
          <table:table-cell table:style-name="Tabella1.A60" office:value-type="string">
            <text:p text:style-name="P41"><text:span text:style-name="T15">Minutes of Meeting</text:span></text:p>
          </table:table-cell>
          <table:table-cell table:style-name="Tabella1.A60" office:value-type="string">
            <text:p text:style-name="P37"><text:span text:style-name="T15">1</text:span><text:span text:style-name="T17">9</text:span><text:span text:style-name="T15">/11/2013</text:span></text:p>
          </table:table-cell>
          <table:table-cell table:style-name="Tabella1.D60" office:value-type="string">
            <text:p text:style-name="P41"><text:span text:style-name="T15">Marko</text:span></text:p>
          </table:table-cell>
        </table:table-row>
        <table:table-row>
          <table:table-cell table:style-name="Tabella1.A60" office:value-type="string">
            <text:p text:style-name="P33"><text:span text:style-name="T15">64</text:span></text:p>
          </table:table-cell>
          <table:table-cell table:style-name="Tabella1.A60" office:value-type="string">
            <text:p text:style-name="P41"><text:span text:style-name="T15">Customers Meeting</text:span></text:p>
          </table:table-cell>
          <table:table-cell table:style-name="Tabella1.A60" office:value-type="string">
            <text:p text:style-name="P37"><text:span text:style-name="T15">19/11/2013</text:span></text:p>
          </table:table-cell>
          <table:table-cell table:style-name="Tabella1.D60" office:value-type="string">
            <text:p text:style-name="P41"><text:span text:style-name="T15">Andrea + Lorenzo</text:span></text:p>
          </table:table-cell>
        </table:table-row>
        <table:table-row>
          <table:table-cell table:style-name="Tabella1.A60" office:value-type="string">
            <text:p text:style-name="P33"><text:span text:style-name="T15">65</text:span></text:p>
          </table:table-cell>
          <table:table-cell table:style-name="Tabella1.A60" office:value-type="string">
            <text:p text:style-name="P41"><text:span text:style-name="T15">Customer Meeting Summary</text:span></text:p>
          </table:table-cell>
          <table:table-cell table:style-name="Tabella1.A60" office:value-type="string">
            <text:p text:style-name="P37"><text:span text:style-name="T15">19/11/2013</text:span></text:p>
          </table:table-cell>
          <table:table-cell table:style-name="Tabella1.D60" office:value-type="string">
            <text:p text:style-name="P41"><text:span text:style-name="T15">Andrea</text:span></text:p>
          </table:table-cell>
        </table:table-row>
        <table:table-row>
          <table:table-cell table:style-name="Tabella1.A60" office:value-type="string">
            <text:p text:style-name="P33"><text:span text:style-name="T15">66</text:span></text:p>
          </table:table-cell>
          <table:table-cell table:style-name="Tabella1.A60" office:value-type="string">
            <text:p text:style-name="P44"><text:span text:style-name="T15">Deliver Flowcharts about algorithms done</text:span></text:p>
          </table:table-cell>
          <table:table-cell table:style-name="Tabella1.A60" office:value-type="string">
            <text:p text:style-name="P37"><text:span text:style-name="T15">19/11/2013</text:span></text:p>
          </table:table-cell>
          <table:table-cell table:style-name="Tabella1.D60" office:value-type="string">
            <text:p text:style-name="P41"><text:span text:style-name="T15">Ghazaleh</text:span></text:p>
          </table:table-cell>
        </table:table-row>
        <table:table-row>
          <table:table-cell table:style-name="Tabella1.A60" office:value-type="string">
            <text:p text:style-name="P33"><text:span text:style-name="T15">67</text:span></text:p>
          </table:table-cell>
          <table:table-cell table:style-name="Tabella1.A60" office:value-type="string">
            <text:p text:style-name="P41"><text:span text:style-name="T15">Supervisors Meeting</text:span></text:p>
          </table:table-cell>
          <table:table-cell table:style-name="Tabella1.A60" office:value-type="string">
            <text:p text:style-name="P37"><text:span text:style-name="T15">20/11/2013</text:span></text:p>
          </table:table-cell>
          <table:table-cell table:style-name="Tabella1.D60" office:value-type="string">
            <text:p text:style-name="P41"><text:span text:style-name="T15">Andrea</text:span></text:p>
          </table:table-cell>
        </table:table-row>
        <table:table-row>
          <table:table-cell table:style-name="Tabella1.A60" office:value-type="string">
            <text:p text:style-name="P33"><text:span text:style-name="T15">68</text:span></text:p>
          </table:table-cell>
          <table:table-cell table:style-name="Tabella1.A60" office:value-type="string">
            <text:p text:style-name="P41"><text:span text:style-name="T15">Supervisor Meeting Summary</text:span></text:p>
          </table:table-cell>
          <table:table-cell table:style-name="Tabella1.A60" office:value-type="string">
            <text:p text:style-name="P37"><text:span text:style-name="T15">20/11/2013</text:span></text:p>
          </table:table-cell>
          <table:table-cell table:style-name="Tabella1.D60" office:value-type="string">
            <text:p text:style-name="P41"><text:span text:style-name="T15">Andrea</text:span></text:p>
          </table:table-cell>
        </table:table-row>
        <table:table-row>
          <table:table-cell table:style-name="Tabella1.A60" office:value-type="string">
            <text:p text:style-name="P33"><text:span text:style-name="T15">69</text:span></text:p>
          </table:table-cell>
          <table:table-cell table:style-name="Tabella1.A60" office:value-type="string">
            <text:p text:style-name="P41"><text:span text:style-name="T15">Deliver Code that substitutes Cron</text:span></text:p>
          </table:table-cell>
          <table:table-cell table:style-name="Tabella1.A60" office:value-type="string">
            <text:p text:style-name="P37"><text:span text:style-name="T15">20/11/2013</text:span></text:p>
          </table:table-cell>
          <table:table-cell table:style-name="Tabella1.D60" office:value-type="string">
            <text:p text:style-name="P41"><text:span text:style-name="T15">Ghazaleh</text:span></text:p>
          </table:table-cell>
        </table:table-row>
        <table:table-row>
          <table:table-cell table:style-name="Tabella1.A60" office:value-type="string">
            <text:p text:style-name="P33"><text:span text:style-name="T15">70</text:span></text:p>
          </table:table-cell>
          <table:table-cell table:style-name="Tabella1.A60" office:value-type="string">
            <text:p text:style-name="P41"><text:span text:style-name="T15">Managing Meeting</text:span></text:p>
          </table:table-cell>
          <table:table-cell table:style-name="Tabella1.A60" office:value-type="string">
            <text:p text:style-name="P37"><text:span text:style-name="T15">20/11/2013</text:span></text:p>
          </table:table-cell>
          <table:table-cell table:style-name="Tabella1.D60" office:value-type="string">
            <text:p text:style-name="P41"><text:span text:style-name="T15">Andrea + Dzana</text:span></text:p>
          </table:table-cell>
        </table:table-row>
        <table:table-row>
          <table:table-cell table:style-name="Tabella1.A60" office:value-type="string">
            <text:p text:style-name="P33"><text:span text:style-name="T15">71</text:span></text:p>
          </table:table-cell>
          <table:table-cell table:style-name="Tabella1.A60" office:value-type="string">
            <text:p text:style-name="P41"><text:span text:style-name="T15">Meeting Agenda</text:span></text:p>
          </table:table-cell>
          <table:table-cell table:style-name="Tabella1.A60" office:value-type="string">
            <text:p text:style-name="P37"><text:span text:style-name="T15">21/11/2013</text:span></text:p>
          </table:table-cell>
          <table:table-cell table:style-name="Tabella1.D60" office:value-type="string">
            <text:p text:style-name="P41"><text:span text:style-name="T15">Andrea</text:span></text:p>
          </table:table-cell>
        </table:table-row>
        <table:table-row>
          <table:table-cell table:style-name="Tabella1.A60" office:value-type="string">
            <text:p text:style-name="P33"><text:span text:style-name="T15">72</text:span></text:p>
          </table:table-cell>
          <table:table-cell table:style-name="Tabella1.A60" office:value-type="string">
            <text:p text:style-name="P41"><text:span text:style-name="T15">Group Meeting</text:span></text:p>
          </table:table-cell>
          <table:table-cell table:style-name="Tabella1.A60" office:value-type="string">
            <text:p text:style-name="P37"><text:span text:style-name="T15">21/11/2013</text:span></text:p>
          </table:table-cell>
          <table:table-cell table:style-name="Tabella1.D60" office:value-type="string">
            <text:p text:style-name="P41"><text:span text:style-name="T15">All</text:span></text:p>
          </table:table-cell>
        </table:table-row>
        <table:table-row>
          <table:table-cell table:style-name="Tabella1.A60" office:value-type="string">
            <text:p text:style-name="P33"><text:span text:style-name="T15">73</text:span></text:p>
          </table:table-cell>
          <table:table-cell table:style-name="Tabella1.A60" office:value-type="string">
            <text:p text:style-name="P41"><text:span text:style-name="T15">Alpha Prototype</text:span></text:p>
          </table:table-cell>
          <table:table-cell table:style-name="Tabella1.A60" office:value-type="string">
            <text:p text:style-name="P37"><text:span text:style-name="T15">21/11/2013</text:span></text:p>
          </table:table-cell>
          <table:table-cell table:style-name="Tabella1.D60" office:value-type="string">
            <text:p text:style-name="P41"><text:span text:style-name="T15">All</text:span></text:p>
          </table:table-cell>
        </table:table-row>
        <table:table-row>
          <table:table-cell table:style-name="Tabella1.A60" office:value-type="string">
            <text:p text:style-name="P33"><text:span text:style-name="T15">74</text:span></text:p>
          </table:table-cell>
          <table:table-cell table:style-name="Tabella1.A60" office:value-type="string">
            <text:p text:style-name="P41"><text:span text:style-name="T15">Test classes for parser</text:span></text:p>
          </table:table-cell>
          <table:table-cell table:style-name="Tabella1.A60" office:value-type="string">
            <text:p text:style-name="P37"><text:span text:style-name="T15">24/11/2013</text:span></text:p>
          </table:table-cell>
          <table:table-cell table:style-name="Tabella1.D60" office:value-type="string">
            <text:p text:style-name="P41"><text:span text:style-name="T15">Miraldi</text:span></text:p>
          </table:table-cell>
        </table:table-row>
        <table:table-row>
          <table:table-cell table:style-name="Tabella1.A60" office:value-type="string">
            <text:p text:style-name="P33"><text:span text:style-name="T15">75</text:span></text:p>
          </table:table-cell>
          <table:table-cell table:style-name="Tabella1.A60" office:value-type="string">
            <text:p text:style-name="P41"><text:span text:style-name="T15">Flowcharts for the algorithms to do all the calculations</text:span></text:p>
          </table:table-cell>
          <table:table-cell table:style-name="Tabella1.A60" office:value-type="string">
            <text:p text:style-name="P37"><text:span text:style-name="T15">24/11/2013</text:span></text:p>
          </table:table-cell>
          <table:table-cell table:style-name="Tabella1.D60" office:value-type="string">
            <text:p text:style-name="P41"><text:span text:style-name="T15">Ghazaleh</text:span></text:p>
          </table:table-cell>
        </table:table-row>
        <table:table-row>
          <table:table-cell table:style-name="Tabella1.A60" office:value-type="string">
            <text:p text:style-name="P34"><text:span text:style-name="T16">76</text:span></text:p>
          </table:table-cell>
          <table:table-cell table:style-name="Tabella1.A60" office:value-type="string">
            <text:p text:style-name="P42"><text:span text:style-name="T16">Fix Design Document</text:span></text:p>
          </table:table-cell>
          <table:table-cell table:style-name="Tabella1.A60" office:value-type="string">
            <text:p text:style-name="P38"><text:span text:style-name="T16">24/11/2013</text:span></text:p>
          </table:table-cell>
          <table:table-cell table:style-name="Tabella1.D60" office:value-type="string">
            <text:p text:style-name="P42"><text:span text:style-name="T16">Andrea + Lorenzo</text:span></text:p>
          </table:table-cell>
        </table:table-row>
        <table:table-row>
          <table:table-cell table:style-name="Tabella1.A60" office:value-type="string">
            <text:p text:style-name="P35"><text:span text:style-name="T18">77</text:span></text:p>
          </table:table-cell>
          <table:table-cell table:style-name="Tabella1.A60" office:value-type="string">
            <text:p text:style-name="P43"><text:span text:style-name="T18">Week Report</text:span></text:p>
          </table:table-cell>
          <table:table-cell table:style-name="Tabella1.A60" office:value-type="string">
            <text:p text:style-name="P39"><text:span text:style-name="T18">24/11/2013</text:span></text:p>
          </table:table-cell>
          <table:table-cell table:style-name="Tabella1.D60" office:value-type="string">
            <text:p text:style-name="P43"><text:span text:style-name="T18">All</text:span></text:p>
          </table:table-cell>
        </table:table-row>
        <table:table-row>
          <table:table-cell table:style-name="Tabella1.A60" office:value-type="string">
            <text:p text:style-name="P35"><text:span text:style-name="T18">78</text:span></text:p>
          </table:table-cell>
          <table:table-cell table:style-name="Tabella1.A60" office:value-type="string">
            <text:p text:style-name="P43"><text:span text:style-name="T18">Summary Week Report</text:span></text:p>
          </table:table-cell>
          <table:table-cell table:style-name="Tabella1.A60" office:value-type="string">
            <text:p text:style-name="P39"><text:span text:style-name="T18">24/11/2013</text:span></text:p>
          </table:table-cell>
          <table:table-cell table:style-name="Tabella1.D60" office:value-type="string">
            <text:p text:style-name="P43"><text:span text:style-name="T18">Andrea</text:span></text:p>
          </table:table-cell>
        </table:table-row>
        <table:table-row>
          <table:table-cell table:style-name="Tabella1.A60" office:value-type="string">
            <text:p text:style-name="P14"/>
          </table:table-cell>
          <table:table-cell table:style-name="Tabella1.A60" office:value-type="string">
            <text:p text:style-name="P25"/>
          </table:table-cell>
          <table:table-cell table:style-name="Tabella1.A60" office:value-type="string">
            <text:p text:style-name="P10"/>
          </table:table-cell>
          <table:table-cell table:style-name="Tabella1.D60" office:value-type="string">
            <text:p text:style-name="P25"/>
          </table:table-cell>
        </table:table-row>
        <table:table-row>
          <table:table-cell table:style-name="Tabella1.A60" office:value-type="string">
            <text:p text:style-name="P14"/>
          </table:table-cell>
          <table:table-cell table:style-name="Tabella1.A60" office:value-type="string">
            <text:p text:style-name="P25"/>
          </table:table-cell>
          <table:table-cell table:style-name="Tabella1.A60" office:value-type="string">
            <text:p text:style-name="P10"/>
          </table:table-cell>
          <table:table-cell table:style-name="Tabella1.D60" office:value-type="string">
            <text:p text:style-name="P25"/>
          </table:table-cell>
        </table:table-row>
        <table:table-row>
          <table:table-cell table:style-name="Tabella1.A60" office:value-type="string">
            <text:p text:style-name="P14"/>
          </table:table-cell>
          <table:table-cell table:style-name="Tabella1.A60" office:value-type="string">
            <text:p text:style-name="P25"/>
          </table:table-cell>
          <table:table-cell table:style-name="Tabella1.A60" office:value-type="string">
            <text:p text:style-name="P10"/>
          </table:table-cell>
          <table:table-cell table:style-name="Tabella1.D60" office:value-type="string">
            <text:p text:style-name="P25"/>
          </table:table-cell>
        </table:table-row>
        <table:table-row>
          <table:table-cell table:style-name="Tabella1.A60" office:value-type="string">
            <text:p text:style-name="P14"/>
          </table:table-cell>
          <table:table-cell table:style-name="Tabella1.A60" office:value-type="string">
            <text:p text:style-name="P25"/>
          </table:table-cell>
          <table:table-cell table:style-name="Tabella1.A60" office:value-type="string">
            <text:p text:style-name="P10"/>
          </table:table-cell>
          <table:table-cell table:style-name="Tabella1.D60" office:value-type="string">
            <text:p text:style-name="P25"/>
          </table:table-cell>
        </table:table-row>
        <table:table-row>
          <table:table-cell table:style-name="Tabella1.A60" office:value-type="string">
            <text:p text:style-name="P14"/>
          </table:table-cell>
          <table:table-cell table:style-name="Tabella1.A60" office:value-type="string">
            <text:p text:style-name="P25"/>
          </table:table-cell>
          <table:table-cell table:style-name="Tabella1.A60" office:value-type="string">
            <text:p text:style-name="P10"/>
          </table:table-cell>
          <table:table-cell table:style-name="Tabella1.D60" office:value-type="string">
            <text:p text:style-name="P25"/>
          </table:table-cell>
        </table:table-row>
        <table:table-row>
          <table:table-cell table:style-name="Tabella1.A60" office:value-type="string">
            <text:p text:style-name="P14"/>
          </table:table-cell>
          <table:table-cell table:style-name="Tabella1.A60" office:value-type="string">
            <text:p text:style-name="P25"/>
          </table:table-cell>
          <table:table-cell table:style-name="Tabella1.A60" office:value-type="string">
            <text:p text:style-name="P10"/>
          </table:table-cell>
          <table:table-cell table:style-name="Tabella1.D60" office:value-type="string">
            <text:p text:style-name="P25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1-18T16:48:57.51</dc:date>
    <meta:editing-duration>PT1H4M45S</meta:editing-duration>
    <meta:editing-cycles>31</meta:editing-cycles>
    <meta:generator>LibreOffice/4.0.5.2$Windows_x86 LibreOffice_project/5464147a081647a250913f19c0715bca595af2f</meta:generator>
    <meta:document-statistic meta:table-count="1" meta:image-count="0" meta:object-count="0" meta:page-count="3" meta:paragraph-count="316" meta:word-count="631" meta:character-count="3978" meta:non-whitespace-character-count="3661"/>
  </office:meta>
</office:document-meta>
</file>